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3pt" fo:font-weight="bold" officeooo:rsid="003e15ed" officeooo:paragraph-rsid="003e15ed" style:font-size-asian="11.3500003814697pt" style:font-weight-asian="bold" style:font-size-complex="13pt" style:font-weight-complex="bold"/>
    </style:style>
    <style:style style:name="P1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7" style:family="paragraph" style:parent-style-name="Text_20_body">
      <style:paragraph-properties fo:text-align="start" style:justify-single-word="false"/>
      <style:text-properties officeooo:paragraph-rsid="001756f7"/>
    </style:style>
    <style:style style:name="P18" style:family="paragraph" style:parent-style-name="Text_20_body">
      <style:text-properties officeooo:rsid="02e82a24" officeooo:paragraph-rsid="001756f7" style:font-size-asian="12pt"/>
    </style:style>
    <style:style style:name="P1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3fc1cc"/>
    </style:style>
    <style:style style:name="T20" style:family="text">
      <style:text-properties officeooo:rsid="003f25a4"/>
    </style:style>
    <style:style style:name="T21" style:family="text">
      <style:text-properties officeooo:rsid="00161290"/>
    </style:style>
    <style:style style:name="T2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7" style:family="text">
      <style:text-properties officeooo:rsid="038d9d4d"/>
    </style:style>
    <style:style style:name="T28" style:family="text">
      <style:text-properties officeooo:rsid="038dd9cf"/>
    </style:style>
    <style:style style:name="T29" style:family="text">
      <style:text-properties officeooo:rsid="0025668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>1. Distraction minimisation</text:p>
      <text:p text:style-name="P13">To avoid bodily distractions and the feeling of a bloated stomach, as well as even out my energy levels, I delayed eating for as long as possible. As soon I woke up, I would sit down to work on this assessment, prioritising the achievement of milestones before allowing myself to indulge in high-protein food <text:span text:style-name="T19">(high-protein because carbs spike your energy levels)</text:span>.</text:p>
      <text:p text:style-name="P13"/>
      <text:p text:style-name="P13"/>
      <text:p text:style-name="P13"/>
      <text:p text:style-name="P12">To <text:span text:style-name="T20">reduce distractions – mental, bodily, and digital – I </text:span></text:p>
      <text:p text:style-name="P14"/>
      <text:p text:style-name="P11"/>
      <text:p text:style-name="P11"/>
      <text:p text:style-name="P15"><text:soft-page-break/>Section <text:span text:style-name="T18">2</text:span> – <text:span text:style-name="T21">Ongoing Risk Management</text:span></text:p>
      <text:p text:style-name="P15"/>
      <text:p text:style-name="P15"/>
      <text:p text:style-name="P15"/>
      <text:p text:style-name="P16">References</text:p>
      <text:p text:style-name="P17"><text:span text:style-name="Strong_20_Emphasis"><text:span text:style-name="T22">GD</text:span></text:span><text:span text:style-name="Strong_20_Emphasis"><text:span text:style-name="T23">P</text:span></text:span><text:span text:style-name="Strong_20_Emphasis"><text:span text:style-name="T22">R</text:span></text:span><text:span text:style-name="T24"> (</text:span>2018<text:span text:style-name="T24">) </text:span><text:span text:style-name="Emphasis"><text:span text:style-name="T24">General Data Protection Regulation.</text:span></text:span><text:span text:style-name="T24"> Available at: </text:span><text:a xlink:type="simple" xlink:href="https://gdpr-info.eu/" text:style-name="Internet_20_link" text:visited-style-name="Visited_20_Internet_20_Link"><text:span text:style-name="T24">https://gdpr-info.eu/</text:span></text:a><text:span text:style-name="T24"> (</text:span><text:span text:style-name="T25">Accessed: </text:span><text:span text:style-name="T26">5 </text:span><text:span text:style-name="T25"><text:s/></text:span><text:span text:style-name="T26">May</text:span><text:span text:style-name="T25"> 2026</text:span><text:span text:style-name="T24">).</text:span></text:p>
      <text:p text:style-name="P18"><text:span text:style-name="Strong_20_Emphasis">Data Protection Act 2018</text:span> (2018) <text:span text:style-name="Emphasis">c.12.</text:span> London: The Stationery Office. <text:span text:style-name="T27">Available at: </text:span><text:a xlink:type="simple" xlink:href="https://www.legislation.gov.uk/ukpga/2018/12" text:style-name="Internet_20_link" text:visited-style-name="Visited_20_Internet_20_Link"><text:span text:style-name="T27">https://www.legislation.gov.uk/ukpga/2018/12</text:span></text:a><text:span text:style-name="T27"> </text:span><text:span text:style-name="T28">(Accessed: </text:span><text:span text:style-name="T29">5 May</text:span><text:span text:style-name="T28"> 2026).</text:span></text:p>
      <text:p text:style-name="P19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8">Accessed: </text:span><text:span text:style-name="T29">5</text:span><text:span text:style-name="T28"> </text:span><text:span text:style-name="T29">May</text:span><text:span text:style-name="T28"> 2026</text:span>).</text:p>
      <text:p text:style-name="P20">National Cyber Security Centre <text:span text:style-name="T30">(2021) </text:span><text:span text:style-name="T31">Top tips for staying secure online.</text:span><text:span text:style-name="T30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30">https://www.ncsc.gov.uk/collection/top-tips-for-staying-secure-online/always-back-up-your-most-important-data#section_3</text:span></text:a><text:span text:style-name="T30"> (Accessed 5 May 2026).</text:span></text:p>
      <text:p text:style-name="P21"/>
      <text:p text:style-name="P22"><text:span text:style-name="T3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47:30.252021364</dc:date>
    <meta:editing-duration>PT1H4M7S</meta:editing-duration>
    <meta:editing-cycles>43</meta:editing-cycles>
    <meta:document-statistic meta:table-count="0" meta:image-count="0" meta:object-count="0" meta:page-count="3" meta:paragraph-count="21" meta:word-count="418" meta:character-count="3001" meta:non-whitespace-character-count="2594"/>
  </office:meta>
</office:document-meta>
</file>